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energyRate</text:p>
          </table:table-cell>
        </table:table-row>
        <table:table-row table:style-name="ro1">
          <table:table-cell office:value-type="string" calcext:value-type="string">
            <text:p>Bridgma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nnia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cello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s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erno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ingPlan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FANorth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FASouth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bb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top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ora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S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sin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V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intenanc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kRidg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lipsNorth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lipsSouth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nam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fiel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ersSou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r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AMJ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48:41.010724770</meta:creation-date>
    <dc:date>2019-03-13T13:52:54.276603284</dc:date>
    <meta:editing-duration>PT4M15S</meta:editing-duration>
    <meta:editing-cycles>2</meta:editing-cycles>
    <meta:generator>LibreOffice/6.0.7.3$Linux_X86_64 LibreOffice_project/00m0$Build-3</meta:generator>
    <meta:document-statistic meta:table-count="1" meta:cell-count="76" meta:object-count="0"/>
  </office:meta>
</office:document-meta>
</file>